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913cm" fo:min-width="0.662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="bitmap" draw:fill-image-name="_35__20_Percent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3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cm" fo:min-width="0.6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bitmap" draw:fill-image-name="_35__20_Percent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color="#ff0000" fo:font-weight="bold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ff0000" fo:font-weight="bold" style:font-weight-asian="bold" style:font-weight-complex="bold"/>
    </style:style>
    <style:style style:name="T1" style:family="text">
      <style:text-properties fo:color="#ff0000" style:text-position="0% 100%" fo:font-weight="bold"/>
    </style:style>
    <style:style style:name="T2" style:family="text">
      <style:text-properties fo:color="#ff0000" style:text-position="-33% 58%" fo:font-weight="bold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2" style:font-name-asian="Liberation Sans2" style:font-name-complex="Liberation Sans2"/>
    </style:style>
    <style:style style:name="T5" style:family="text">
      <style:text-properties style:text-position="0% 100%" style:font-name="Liberation Serif1" style:font-name-asian="Liberation Serif1" style:font-name-complex="Liberation Serif1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text-position="-33% 58%" fo:font-weight="bold" style:font-weight-asian="bold" style:font-weight-complex="bold"/>
    </style:style>
    <style:style style:name="T8" style:family="text">
      <style:text-properties fo:color="#ff0000"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line draw:style-name="gr1" draw:text-style-name="P1" draw:layer="layout" svg:x1="18.603cm" svg:y1="2.19cm" svg:x2="18.462cm" svg:y2="2.529cm">
            <text:p/>
          </draw:line>
          <draw:line draw:style-name="gr1" draw:text-style-name="P1" draw:layer="layout" svg:x1="18.085cm" svg:y1="1.866cm" svg:x2="18.466cm" svg:y2="2.527cm">
            <text:p/>
          </draw:line>
          <draw:line draw:style-name="gr1" draw:text-style-name="P1" draw:layer="layout" svg:x1="17.418cm" svg:y1="1.856cm" svg:x2="17.121cm" svg:y2="2.546cm">
            <text:p/>
          </draw:line>
          <draw:line draw:style-name="gr1" draw:text-style-name="P1" draw:layer="layout" svg:x1="18.1cm" svg:y1="1.85cm" svg:x2="17.803cm" svg:y2="2.54cm">
            <text:p/>
          </draw:line>
          <draw:line draw:style-name="gr1" draw:text-style-name="P1" draw:layer="layout" svg:x1="17.405cm" svg:y1="1.861cm" svg:x2="17.786cm" svg:y2="2.522cm">
            <text:p/>
          </draw:line>
          <draw:line draw:style-name="gr1" draw:text-style-name="P1" draw:layer="layout" svg:x1="16.733cm" svg:y1="1.889cm" svg:x2="17.114cm" svg:y2="2.55cm">
            <text:p/>
          </draw:line>
          <draw:line draw:style-name="gr1" draw:text-style-name="P1" draw:layer="layout" svg:x1="16.741cm" svg:y1="1.922cm" svg:x2="16.6cm" svg:y2="2.261cm">
            <text:p/>
          </draw:line>
        </draw:g>
        <draw:custom-shape draw:style-name="gr2" draw:text-style-name="P2" xml:id="id1" draw:id="id1" draw:layer="layout" svg:width="1.642cm" svg:height="1.643cm" svg:x="0.314cm" svg:y="3.15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3" draw:text-style-name="P1" draw:layer="layout" svg:x1="2.6cm" svg:y1="1.389cm" svg:x2="3.065cm" svg:y2="1.389cm">
            <text:p/>
          </draw:line>
          <draw:line draw:style-name="gr3" draw:text-style-name="P1" draw:layer="layout" svg:x1="3.069cm" svg:y1="2.1cm" svg:x2="3.069cm" svg:y2="0.68cm">
            <text:p/>
          </draw:line>
          <draw:line draw:style-name="gr3" draw:text-style-name="P1" draw:layer="layout" svg:x1="3.537cm" svg:y1="2.099cm" svg:x2="3.537cm" svg:y2="0.679cm">
            <text:p/>
          </draw:line>
          <draw:line draw:style-name="gr3" draw:text-style-name="P1" draw:layer="layout" svg:x1="3.535cm" svg:y1="1.389cm" svg:x2="4cm" svg:y2="1.389cm">
            <text:p/>
          </draw:line>
        </draw:g>
        <draw:g xml:id="id5" draw:id="id5">
          <draw:line draw:style-name="gr1" draw:text-style-name="P1" draw:layer="layout" svg:x1="7.54cm" svg:y1="5.097cm" svg:x2="7.879cm" svg:y2="5.238cm">
            <text:p/>
          </draw:line>
          <draw:line draw:style-name="gr1" draw:text-style-name="P1" draw:layer="layout" svg:x1="7.216cm" svg:y1="5.615cm" svg:x2="7.877cm" svg:y2="5.234cm">
            <text:p/>
          </draw:line>
          <draw:line draw:style-name="gr1" draw:text-style-name="P1" draw:layer="layout" svg:x1="7.206cm" svg:y1="6.282cm" svg:x2="7.896cm" svg:y2="6.579cm">
            <text:p/>
          </draw:line>
          <draw:line draw:style-name="gr1" draw:text-style-name="P1" draw:layer="layout" svg:x1="7.2cm" svg:y1="5.6cm" svg:x2="7.89cm" svg:y2="5.897cm">
            <text:p/>
          </draw:line>
          <draw:line draw:style-name="gr1" draw:text-style-name="P1" draw:layer="layout" svg:x1="7.211cm" svg:y1="6.295cm" svg:x2="7.872cm" svg:y2="5.914cm">
            <text:p/>
          </draw:line>
          <draw:line draw:style-name="gr1" draw:text-style-name="P1" draw:layer="layout" svg:x1="7.239cm" svg:y1="6.967cm" svg:x2="7.9cm" svg:y2="6.586cm">
            <text:p/>
          </draw:line>
          <draw:line draw:style-name="gr1" draw:text-style-name="P1" draw:layer="layout" svg:x1="7.272cm" svg:y1="6.959cm" svg:x2="7.611cm" svg:y2="7.1cm">
            <text:p/>
          </draw:line>
        </draw:g>
        <draw:g xml:id="id3" draw:id="id3">
          <draw:line draw:style-name="gr1" draw:text-style-name="P1" draw:layer="layout" svg:x1="5.533cm" svg:y1="4.953cm" svg:x2="5.198cm" svg:y2="4.802cm">
            <text:p/>
          </draw:line>
          <draw:line draw:style-name="gr1" draw:text-style-name="P1" draw:layer="layout" svg:x1="5.871cm" svg:y1="4.444cm" svg:x2="5.199cm" svg:y2="4.806cm">
            <text:p/>
          </draw:line>
          <draw:line draw:style-name="gr1" draw:text-style-name="P1" draw:layer="layout" svg:x1="5.9cm" svg:y1="3.778cm" svg:x2="5.219cm" svg:y2="3.462cm">
            <text:p/>
          </draw:line>
          <draw:line draw:style-name="gr1" draw:text-style-name="P1" draw:layer="layout" svg:x1="5.887cm" svg:y1="4.46cm" svg:x2="5.206cm" svg:y2="4.144cm">
            <text:p/>
          </draw:line>
          <draw:line draw:style-name="gr1" draw:text-style-name="P1" draw:layer="layout" svg:x1="5.896cm" svg:y1="3.764cm" svg:x2="5.224cm" svg:y2="4.126cm">
            <text:p/>
          </draw:line>
          <draw:line draw:style-name="gr1" draw:text-style-name="P1" draw:layer="layout" svg:x1="5.888cm" svg:y1="3.092cm" svg:x2="5.216cm" svg:y2="3.454cm">
            <text:p/>
          </draw:line>
          <draw:line draw:style-name="gr1" draw:text-style-name="P1" draw:layer="layout" svg:x1="5.854cm" svg:y1="3.1cm" svg:x2="5.519cm" svg:y2="2.949cm">
            <text:p/>
          </draw:line>
        </draw:g>
        <draw:g xml:id="id4" draw:id="id4">
          <draw:line draw:style-name="gr1" draw:text-style-name="P1" draw:layer="layout" svg:x1="11.151cm" svg:y1="4.491cm" svg:x2="11.01cm" svg:y2="4.83cm">
            <text:p/>
          </draw:line>
          <draw:line draw:style-name="gr1" draw:text-style-name="P1" draw:layer="layout" svg:x1="10.633cm" svg:y1="4.167cm" svg:x2="11.014cm" svg:y2="4.828cm">
            <text:p/>
          </draw:line>
          <draw:line draw:style-name="gr1" draw:text-style-name="P1" draw:layer="layout" svg:x1="9.966cm" svg:y1="4.157cm" svg:x2="9.669cm" svg:y2="4.847cm">
            <text:p/>
          </draw:line>
          <draw:line draw:style-name="gr1" draw:text-style-name="P1" draw:layer="layout" svg:x1="10.648cm" svg:y1="4.151cm" svg:x2="10.351cm" svg:y2="4.841cm">
            <text:p/>
          </draw:line>
          <draw:line draw:style-name="gr1" draw:text-style-name="P1" draw:layer="layout" svg:x1="9.953cm" svg:y1="4.162cm" svg:x2="10.334cm" svg:y2="4.823cm">
            <text:p/>
          </draw:line>
          <draw:line draw:style-name="gr1" draw:text-style-name="P1" draw:layer="layout" svg:x1="9.281cm" svg:y1="4.19cm" svg:x2="9.662cm" svg:y2="4.851cm">
            <text:p/>
          </draw:line>
          <draw:line draw:style-name="gr1" draw:text-style-name="P1" draw:layer="layout" svg:x1="9.289cm" svg:y1="4.223cm" svg:x2="9.148cm" svg:y2="4.562cm">
            <text:p/>
          </draw:line>
        </draw:g>
        <draw:connector draw:style-name="gr4" draw:text-style-name="P3" draw:layer="layout" svg:x1="1.135cm" svg:y1="3.157cm" svg:x2="2.6cm" svg:y2="1.389cm" draw:start-shape="id1" draw:start-glue-point="4" draw:end-shape="id2" draw:end-glue-point="3" svg:d="M1135 3157v-1768h1465" svg:viewBox="0 0 1466 1769">
          <text:p/>
        </draw:connector>
        <draw:connector draw:style-name="gr4" draw:text-style-name="P3" xml:id="id9" draw:id="id9" draw:layer="layout" svg:x1="5.549cm" svg:y1="2.949cm" svg:x2="4cm" svg:y2="1.389cm" draw:start-shape="id3" draw:start-glue-point="0" draw:end-shape="id2" draw:end-glue-point="1" svg:d="M5549 2949v-1560h-1549" svg:viewBox="0 0 1550 1561">
          <text:p/>
        </draw:connector>
        <draw:g>
          <draw:line draw:style-name="gr1" draw:text-style-name="P1" draw:layer="layout" svg:x1="4.313cm" svg:y1="6.824cm" svg:x2="2.144cm" svg:y2="6.824cm">
            <text:p/>
          </draw:line>
          <draw:line draw:style-name="gr1" draw:text-style-name="P1" draw:layer="layout" svg:x1="4.314cm" svg:y1="6.816cm" svg:x2="2.145cm" svg:y2="6.816cm">
            <text:p/>
          </draw:line>
          <draw:line draw:style-name="gr1" draw:text-style-name="P1" draw:layer="layout" svg:x1="2.734cm" svg:y1="7.128cm" svg:x2="3.812cm" svg:y2="7.135cm">
            <text:p/>
          </draw:line>
          <draw:line draw:style-name="gr1" draw:text-style-name="P1" draw:layer="layout" svg:x1="3.023cm" svg:y1="7.399cm" svg:x2="3.541cm" svg:y2="7.402cm">
            <text:p/>
          </draw:line>
          <draw:line draw:style-name="gr1" draw:text-style-name="P1" draw:layer="layout" svg:x1="3.255cm" svg:y1="6.798cm" svg:x2="3.244cm" svg:y2="6.304cm">
            <text:p/>
          </draw:line>
        </draw:g>
        <draw:connector draw:style-name="gr5" draw:text-style-name="P4" draw:layer="layout" draw:line-skew="0.797cm" svg:x1="1.135cm" svg:y1="4.8cm" svg:x2="5.549cm" svg:y2="4.953cm" draw:start-shape="id1" draw:start-glue-point="8" draw:end-shape="id3" draw:end-glue-point="2" svg:d="M1135 4800v1500h4414v-1347" svg:viewBox="0 0 4415 1501">
          <text:p/>
        </draw:connector>
        <draw:frame draw:style-name="gr6" draw:text-style-name="P5" draw:layer="layout" svg:width="1cm" svg:height="1.115cm" svg:x="1.1cm" svg:y="4.6cm">
          <draw:text-box>
            <text:p><text:span text:style-name="T1">v</text:span><text:span text:style-name="T2">i</text:span></text:p>
          </draw:text-box>
        </draw:frame>
        <draw:frame draw:style-name="gr7" draw:text-style-name="P6" draw:layer="layout" svg:width="2.475cm" svg:height="0.962cm" svg:x="3.6cm" svg:y="0.4cm">
          <draw:text-box>
            <text:p><text:span text:style-name="T3">220 </text:span><text:span text:style-name="T4">nF</text:span></text:p>
          </draw:text-box>
        </draw:frame>
        <draw:frame draw:style-name="gr8" draw:text-style-name="P6" draw:layer="layout" svg:width="1.819cm" svg:height="1.114cm" svg:x="3.7cm" svg:y="4.686cm">
          <draw:text-box>
            <text:p><text:span text:style-name="T3">1 k</text:span><text:span text:style-name="T5">Ω</text:span></text:p>
          </draw:text-box>
        </draw:frame>
        <draw:frame draw:style-name="gr9" draw:text-style-name="P6" draw:layer="layout" svg:width="1.9cm" svg:height="0.962cm" svg:x="18.2cm" svg:y="1.186cm">
          <draw:text-box>
            <text:p><text:span text:style-name="T3">1 k</text:span><text:span text:style-name="T5">Ω</text:span></text:p>
          </draw:text-box>
        </draw:frame>
        <draw:frame draw:style-name="gr10" draw:text-style-name="P7" draw:layer="layout" svg:width="1.912cm" svg:height="0.962cm" svg:x="2.344cm" svg:y="7.338cm">
          <draw:text-box>
            <text:p>GND</text:p>
          </draw:text-box>
        </draw:frame>
        <draw:connector draw:style-name="gr4" draw:text-style-name="P3" draw:layer="layout" svg:x1="9.148cm" svg:y1="4.501cm" svg:x2="7.55cm" svg:y2="5.097cm" draw:start-shape="id4" draw:start-glue-point="3" draw:end-shape="id5" draw:end-glue-point="0" svg:d="M9148 4501h-1598v596" svg:viewBox="0 0 1599 597">
          <text:p/>
        </draw:connector>
        <draw:connector draw:style-name="gr4" draw:text-style-name="P3" draw:layer="layout" svg:x1="11.151cm" svg:y1="4.501cm" svg:x2="12.5cm" svg:y2="3.65cm" draw:start-shape="id4" draw:start-glue-point="1" draw:end-shape="id6" draw:end-glue-point="3" svg:d="M11151 4501h675v-851h674" svg:viewBox="0 0 1350 852">
          <text:p/>
        </draw:connector>
        <draw:g xml:id="id7" draw:id="id7">
          <draw:line draw:style-name="gr3" draw:text-style-name="P1" draw:layer="layout" svg:x1="20.41cm" svg:y1="4.31cm" svg:x2="20.41cm" svg:y2="3.845cm">
            <text:p/>
          </draw:line>
          <draw:line draw:style-name="gr3" draw:text-style-name="P1" draw:layer="layout" svg:x1="21.121cm" svg:y1="3.841cm" svg:x2="19.701cm" svg:y2="3.841cm">
            <text:p/>
          </draw:line>
          <draw:line draw:style-name="gr3" draw:text-style-name="P1" draw:layer="layout" svg:x1="21.12cm" svg:y1="3.373cm" svg:x2="19.7cm" svg:y2="3.373cm">
            <text:p/>
          </draw:line>
          <draw:line draw:style-name="gr3" draw:text-style-name="P1" draw:layer="layout" svg:x1="20.41cm" svg:y1="3.375cm" svg:x2="20.41cm" svg:y2="2.91cm">
            <text:p/>
          </draw:line>
        </draw:g>
        <draw:connector draw:style-name="gr4" draw:text-style-name="P3" draw:layer="layout" svg:x1="20.41cm" svg:y1="2.91cm" svg:x2="18.603cm" svg:y2="2.2cm" draw:start-shape="id7" draw:start-glue-point="0" draw:end-shape="id8" draw:end-glue-point="1" svg:d="M20410 2910v-710h-1807" svg:viewBox="0 0 1808 711">
          <text:p/>
        </draw:connector>
        <draw:g>
          <draw:connector draw:style-name="gr11" draw:text-style-name="P8" draw:layer="layout" draw:type="line" svg:x1="11.298cm" svg:y1="2.2cm" svg:x2="15.598cm" svg:y2="2.2cm" svg:d="M11298 2200h4300" svg:viewBox="0 0 4301 1">
            <text:p/>
          </draw:connector>
          <draw:g>
            <draw:connector draw:style-name="gr11" draw:text-style-name="P8" draw:layer="layout" draw:type="line" svg:x1="7.5cm" svg:y1="3cm" svg:x2="8.5cm" svg:y2="3cm" svg:d="M7500 3000h1000" svg:viewBox="0 0 1001 1">
              <text:p/>
            </draw:connector>
            <draw:g>
              <draw:custom-shape draw:style-name="gr12" draw:text-style-name="P2" draw:layer="layout" svg:width="3cm" svg:height="3cm" draw:transform="rotate (-1.5707963267949) translate (11.429cm 0.7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3" draw:text-style-name="P7" draw:layer="layout" svg:width="0.875cm" svg:height="2.384cm" svg:x="8.429cm" svg:y="1cm">
                <draw:text-box>
                  <text:p>+</text:p>
                  <text:p/>
                  <text:p>-</text:p>
                </draw:text-box>
              </draw:frame>
            </draw:g>
            <draw:connector draw:style-name="gr11" draw:text-style-name="P8" draw:layer="layout" draw:type="line" svg:x1="7.929cm" svg:y1="1.4cm" svg:x2="8.458cm" svg:y2="1.4cm" svg:d="M7929 1400h529" svg:viewBox="0 0 530 1">
              <text:p/>
            </draw:connector>
          </draw:g>
        </draw:g>
        <draw:connector draw:style-name="gr11" draw:text-style-name="P8" draw:layer="layout" draw:type="line" svg:x1="5.549cm" svg:y1="1.389cm" svg:x2="8.082cm" svg:y2="1.389cm" draw:start-shape="id9" draw:start-glue-point="0" svg:d="M5549 1389h2533" svg:viewBox="0 0 2534 1">
          <text:p/>
        </draw:connector>
        <draw:connector draw:style-name="gr11" draw:text-style-name="P9" draw:layer="layout" draw:type="line" svg:x1="7.55cm" svg:y1="2.984cm" svg:x2="7.55cm" svg:y2="5.097cm" draw:end-shape="id5" draw:end-glue-point="0" svg:d="M7550 2984v2113" svg:viewBox="0 0 1 2114">
          <text:p/>
        </draw:connector>
        <draw:connector draw:style-name="gr11" draw:text-style-name="P9" draw:layer="layout" draw:type="line" svg:x1="7.561cm" svg:y1="7.098cm" svg:x2="7.561cm" svg:y2="8.298cm" svg:d="M7561 7098v1200" svg:viewBox="0 0 1 1201">
          <text:p/>
        </draw:connector>
        <draw:g>
          <draw:line draw:style-name="gr1" draw:text-style-name="P1" draw:layer="layout" svg:x1="8.629cm" svg:y1="8.37cm" svg:x2="6.46cm" svg:y2="8.37cm">
            <text:p/>
          </draw:line>
          <draw:line draw:style-name="gr1" draw:text-style-name="P1" draw:layer="layout" svg:x1="8.63cm" svg:y1="8.362cm" svg:x2="6.461cm" svg:y2="8.362cm">
            <text:p/>
          </draw:line>
          <draw:line draw:style-name="gr1" draw:text-style-name="P1" draw:layer="layout" svg:x1="7.05cm" svg:y1="8.674cm" svg:x2="8.128cm" svg:y2="8.681cm">
            <text:p/>
          </draw:line>
          <draw:line draw:style-name="gr1" draw:text-style-name="P1" draw:layer="layout" svg:x1="7.339cm" svg:y1="8.945cm" svg:x2="7.857cm" svg:y2="8.948cm">
            <text:p/>
          </draw:line>
          <draw:line draw:style-name="gr1" draw:text-style-name="P1" draw:layer="layout" svg:x1="7.571cm" svg:y1="8.344cm" svg:x2="7.56cm" svg:y2="7.85cm">
            <text:p/>
          </draw:line>
        </draw:g>
        <draw:frame draw:style-name="gr10" draw:text-style-name="P7" draw:layer="layout" svg:width="1.912cm" svg:height="0.962cm" svg:x="6.66cm" svg:y="8.884cm">
          <draw:text-box>
            <text:p>GND</text:p>
          </draw:text-box>
        </draw:frame>
        <draw:connector draw:style-name="gr11" draw:text-style-name="P9" draw:layer="layout" draw:type="line" svg:x1="20.41cm" svg:y1="4.31cm" svg:x2="20.41cm" svg:y2="5.112cm" draw:start-shape="id7" draw:start-glue-point="2" draw:end-shape="id10" draw:end-glue-point="0" svg:d="M20410 4310v802" svg:viewBox="0 0 1 803">
          <text:p/>
        </draw:connector>
        <draw:connector draw:style-name="gr11" draw:text-style-name="P9" draw:layer="layout" draw:type="line" svg:x1="21.761cm" svg:y1="2.208cm" svg:x2="20.4cm" svg:y2="2.2cm" svg:d="M21761 2208l-1361-8" svg:viewBox="0 0 1362 9">
          <text:p/>
        </draw:connector>
        <draw:connector draw:style-name="gr11" draw:text-style-name="P9" draw:layer="layout" draw:type="line" svg:x1="21.761cm" svg:y1="6.9cm" svg:x2="20.4cm" svg:y2="6.892cm" svg:d="M21761 6900l-1361-8" svg:viewBox="0 0 1362 9">
          <text:p/>
        </draw:connector>
        <draw:custom-shape draw:style-name="gr14" draw:text-style-name="P3" draw:layer="layout" svg:width="0.4cm" svg:height="0.4cm" svg:x="21.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cm" svg:height="0.4cm" svg:x="21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49cm" svg:height="4.11cm" svg:x="21.6cm" svg:y="2.5cm">
          <draw:text-box>
            <text:p><text:span text:style-name="T6"><text:s/></text:span><text:span text:style-name="T6">+</text:span></text:p>
            <text:p><text:span text:style-name="T6"/></text:p>
            <text:p><text:span text:style-name="T6">V</text:span><text:span text:style-name="T7">o</text:span></text:p>
            <text:p><text:span text:style-name="T7"/></text:p>
            <text:p><text:span text:style-name="T8"><text:s/></text:span><text:span text:style-name="T8">-</text:span></text:p>
          </draw:text-box>
        </draw:frame>
        <draw:frame draw:style-name="gr16" draw:text-style-name="P10" draw:layer="layout" svg:width="1.12cm" svg:height="1.114cm" svg:x="14.98cm" svg:y="1cm">
          <draw:text-box>
            <text:p><text:span text:style-name="T6">v</text:span><text:span text:style-name="T7">A</text:span></text:p>
          </draw:text-box>
        </draw:frame>
        <draw:frame draw:style-name="gr17" draw:text-style-name="P6" draw:layer="layout" svg:width="1.9cm" svg:height="1cm" svg:x="7.6cm" svg:y="6.6cm">
          <draw:text-box>
            <text:p><text:span text:style-name="T3">1 k</text:span><text:span text:style-name="T5">Ω</text:span></text:p>
          </draw:text-box>
        </draw:frame>
        <draw:frame draw:style-name="gr9" draw:text-style-name="P6" draw:layer="layout" svg:width="2.552cm" svg:height="0.962cm" svg:x="9.048cm" svg:y="4.8cm">
          <draw:text-box>
            <text:p><text:span text:style-name="T3">100 k</text:span><text:span text:style-name="T5">Ω</text:span></text:p>
          </draw:text-box>
        </draw:frame>
        <draw:g xml:id="id6" draw:id="id6">
          <draw:line draw:style-name="gr1" draw:text-style-name="P1" draw:layer="layout" svg:x1="14.503cm" svg:y1="3.64cm" svg:x2="14.362cm" svg:y2="3.979cm">
            <text:p/>
          </draw:line>
          <draw:line draw:style-name="gr1" draw:text-style-name="P1" draw:layer="layout" svg:x1="13.985cm" svg:y1="3.316cm" svg:x2="14.366cm" svg:y2="3.977cm">
            <text:p/>
          </draw:line>
          <draw:line draw:style-name="gr1" draw:text-style-name="P1" draw:layer="layout" svg:x1="13.318cm" svg:y1="3.306cm" svg:x2="13.021cm" svg:y2="3.996cm">
            <text:p/>
          </draw:line>
          <draw:line draw:style-name="gr1" draw:text-style-name="P1" draw:layer="layout" svg:x1="14cm" svg:y1="3.3cm" svg:x2="13.703cm" svg:y2="3.99cm">
            <text:p/>
          </draw:line>
          <draw:line draw:style-name="gr1" draw:text-style-name="P1" draw:layer="layout" svg:x1="13.305cm" svg:y1="3.311cm" svg:x2="13.686cm" svg:y2="3.972cm">
            <text:p/>
          </draw:line>
          <draw:line draw:style-name="gr1" draw:text-style-name="P1" draw:layer="layout" svg:x1="12.633cm" svg:y1="3.339cm" svg:x2="13.014cm" svg:y2="4cm">
            <text:p/>
          </draw:line>
          <draw:line draw:style-name="gr1" draw:text-style-name="P1" draw:layer="layout" svg:x1="12.641cm" svg:y1="3.372cm" svg:x2="12.5cm" svg:y2="3.711cm">
            <text:p/>
          </draw:line>
        </draw:g>
        <draw:g xml:id="id11" draw:id="id11">
          <draw:line draw:style-name="gr1" draw:text-style-name="P1" draw:layer="layout" svg:x1="14.5cm" svg:y1="5.44cm" svg:x2="14.359cm" svg:y2="5.779cm">
            <text:p/>
          </draw:line>
          <draw:line draw:style-name="gr1" draw:text-style-name="P1" draw:layer="layout" svg:x1="13.982cm" svg:y1="5.116cm" svg:x2="14.363cm" svg:y2="5.777cm">
            <text:p/>
          </draw:line>
          <draw:line draw:style-name="gr1" draw:text-style-name="P1" draw:layer="layout" svg:x1="13.315cm" svg:y1="5.106cm" svg:x2="13.018cm" svg:y2="5.796cm">
            <text:p/>
          </draw:line>
          <draw:line draw:style-name="gr1" draw:text-style-name="P1" draw:layer="layout" svg:x1="13.997cm" svg:y1="5.1cm" svg:x2="13.7cm" svg:y2="5.79cm">
            <text:p/>
          </draw:line>
          <draw:line draw:style-name="gr1" draw:text-style-name="P1" draw:layer="layout" svg:x1="13.302cm" svg:y1="5.111cm" svg:x2="13.683cm" svg:y2="5.772cm">
            <text:p/>
          </draw:line>
          <draw:line draw:style-name="gr1" draw:text-style-name="P1" draw:layer="layout" svg:x1="12.63cm" svg:y1="5.139cm" svg:x2="13.011cm" svg:y2="5.8cm">
            <text:p/>
          </draw:line>
          <draw:line draw:style-name="gr1" draw:text-style-name="P1" draw:layer="layout" svg:x1="12.638cm" svg:y1="5.172cm" svg:x2="12.497cm" svg:y2="5.511cm">
            <text:p/>
          </draw:line>
        </draw:g>
        <draw:connector draw:style-name="gr4" draw:text-style-name="P3" draw:layer="layout" svg:x1="11.151cm" svg:y1="4.501cm" svg:x2="12.497cm" svg:y2="5.45cm" draw:start-shape="id4" draw:start-glue-point="1" draw:end-shape="id11" draw:end-glue-point="3" svg:d="M11151 4501h673v949h673" svg:viewBox="0 0 1347 950">
          <text:p/>
        </draw:connector>
        <draw:connector draw:style-name="gr4" draw:text-style-name="P3" draw:layer="layout" svg:x1="14.5cm" svg:y1="5.45cm" svg:x2="16.6cm" svg:y2="2.2cm" draw:start-shape="id11" draw:start-glue-point="1" draw:end-shape="id8" svg:d="M14500 5450h1050v-3250h1050" svg:viewBox="0 0 2101 3251">
          <text:p/>
        </draw:connector>
        <draw:connector draw:style-name="gr4" draw:text-style-name="P3" draw:layer="layout" svg:x1="14.503cm" svg:y1="3.65cm" svg:x2="16.6cm" svg:y2="2.2cm" draw:start-shape="id6" draw:start-glue-point="1" draw:end-shape="id8" draw:end-glue-point="3" svg:d="M14503 3650h1049v-1450h1048" svg:viewBox="0 0 2098 1451">
          <text:p/>
        </draw:connector>
        <draw:frame draw:style-name="gr9" draw:text-style-name="P6" draw:layer="layout" svg:width="2.552cm" svg:height="0.962cm" svg:x="12.263cm" svg:y="3.925cm">
          <draw:text-box>
            <text:p><text:span text:style-name="T3">100 k</text:span><text:span text:style-name="T5">Ω</text:span></text:p>
          </draw:text-box>
        </draw:frame>
        <draw:frame draw:style-name="gr9" draw:text-style-name="P6" draw:layer="layout" svg:width="2.552cm" svg:height="0.962cm" svg:x="12.26cm" svg:y="5.765cm">
          <draw:text-box>
            <text:p><text:span text:style-name="T3">100 k</text:span><text:span text:style-name="T5">Ω</text:span></text:p>
          </draw:text-box>
        </draw:frame>
        <draw:g xml:id="id10" draw:id="id10">
          <draw:line draw:style-name="gr3" draw:text-style-name="P1" draw:layer="layout" svg:x1="20.41cm" svg:y1="6.512cm" svg:x2="20.41cm" svg:y2="6.047cm">
            <text:p/>
          </draw:line>
          <draw:line draw:style-name="gr3" draw:text-style-name="P1" draw:layer="layout" svg:x1="21.121cm" svg:y1="6.043cm" svg:x2="19.701cm" svg:y2="6.043cm">
            <text:p/>
          </draw:line>
          <draw:line draw:style-name="gr3" draw:text-style-name="P1" draw:layer="layout" svg:x1="21.12cm" svg:y1="5.575cm" svg:x2="19.7cm" svg:y2="5.575cm">
            <text:p/>
          </draw:line>
          <draw:line draw:style-name="gr3" draw:text-style-name="P1" draw:layer="layout" svg:x1="20.41cm" svg:y1="5.577cm" svg:x2="20.41cm" svg:y2="5.112cm">
            <text:p/>
          </draw:line>
        </draw:g>
        <draw:connector draw:style-name="gr11" draw:text-style-name="P9" draw:layer="layout" draw:type="line" svg:x1="20.41cm" svg:y1="6.512cm" svg:x2="20.403cm" svg:y2="7.612cm" draw:start-shape="id10" draw:start-glue-point="2" svg:d="M20410 6512l-7 1100" svg:viewBox="0 0 8 1101">
          <text:p/>
        </draw:connector>
        <draw:g>
          <draw:line draw:style-name="gr1" draw:text-style-name="P1" draw:layer="layout" svg:x1="21.469cm" svg:y1="7.728cm" svg:x2="19.3cm" svg:y2="7.728cm">
            <text:p/>
          </draw:line>
          <draw:line draw:style-name="gr1" draw:text-style-name="P1" draw:layer="layout" svg:x1="21.47cm" svg:y1="7.72cm" svg:x2="19.301cm" svg:y2="7.72cm">
            <text:p/>
          </draw:line>
          <draw:line draw:style-name="gr1" draw:text-style-name="P1" draw:layer="layout" svg:x1="19.89cm" svg:y1="8.032cm" svg:x2="20.968cm" svg:y2="8.039cm">
            <text:p/>
          </draw:line>
          <draw:line draw:style-name="gr1" draw:text-style-name="P1" draw:layer="layout" svg:x1="20.179cm" svg:y1="8.303cm" svg:x2="20.697cm" svg:y2="8.306cm">
            <text:p/>
          </draw:line>
          <draw:line draw:style-name="gr1" draw:text-style-name="P1" draw:layer="layout" svg:x1="20.411cm" svg:y1="7.702cm" svg:x2="20.4cm" svg:y2="7.208cm">
            <text:p/>
          </draw:line>
        </draw:g>
        <draw:frame draw:style-name="gr10" draw:text-style-name="P7" draw:layer="layout" svg:width="1.912cm" svg:height="0.962cm" svg:x="19.5cm" svg:y="8.242cm">
          <draw:text-box>
            <text:p>GND</text:p>
          </draw:text-box>
        </draw:frame>
        <draw:frame draw:style-name="gr7" draw:text-style-name="P6" draw:layer="layout" svg:width="2.475cm" svg:height="0.962cm" svg:x="18.025cm" svg:y="3.738cm">
          <draw:text-box>
            <text:p><text:span text:style-name="T3">220 </text:span><text:span text:style-name="T4">nF</text:span></text:p>
          </draw:text-box>
        </draw:frame>
        <draw:frame draw:style-name="gr18" draw:text-style-name="P6" draw:layer="layout" svg:width="2.475cm" svg:height="0.962cm" svg:x="18.025cm" svg:y="6cm">
          <draw:text-box>
            <text:p><text:span text:style-name="T3">220 </text:span><text:span text:style-name="T4">n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4:29:05.975599706</meta:creation-date>
    <dc:date>2021-06-03T19:28:29.102889225</dc:date>
    <meta:editing-duration>PT55M38S</meta:editing-duration>
    <meta:editing-cycles>11</meta:editing-cycles>
    <meta:generator>LibreOffice/6.4.7.2$Linux_X86_64 LibreOffice_project/40$Build-2</meta:generator>
    <meta:document-statistic meta:object-count="123"/>
  </office:meta>
</office:document-meta>
</file>